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y 22, 2021 (01:35:38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2T01:35:42Z</meta:creation-date>
    <dc:date>2021-05-22T01:35:42Z</dc:date>
    <meta:user-defined meta:name="date" meta:value-type="string">May  22, 2021 (01:35:38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